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411cm" style:rel-column-width="800*"/>
    </style:style>
    <style:style style:name="Table1.B" style:family="table-column">
      <style:table-column-properties style:column-width="5.703cm" style:rel-column-width="3233*"/>
    </style:style>
    <style:style style:name="Table1.C" style:family="table-column">
      <style:table-column-properties style:column-width="4.674cm" style:rel-column-width="2650*"/>
    </style:style>
    <style:style style:name="Table1.D" style:family="table-column">
      <style:table-column-properties style:column-width="5.212cm" style:rel-column-width="2955*"/>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officeooo:rsid="001da210" officeooo:paragraph-rsid="001da210" style:font-weight-asian="bold" style:font-weight-complex="bold"/>
    </style:style>
    <style:style style:name="P2" style:family="paragraph" style:parent-style-name="Standard">
      <style:text-properties style:text-underline-style="none" fo:font-weight="normal" officeooo:rsid="001da210" officeooo:paragraph-rsid="001da210" style:font-weight-asian="normal" style:font-weight-complex="normal"/>
    </style:style>
    <style:style style:name="P3" style:family="paragraph" style:parent-style-name="Standard">
      <style:text-properties style:text-underline-style="none" fo:font-weight="normal" officeooo:rsid="001f5913" officeooo:paragraph-rsid="001f5913" style:font-weight-asian="normal" style:font-weight-complex="normal"/>
    </style:style>
    <style:style style:name="P4" style:family="paragraph" style:parent-style-name="Standard">
      <style:text-properties style:text-underline-style="none" fo:font-weight="normal" officeooo:rsid="00201d17" officeooo:paragraph-rsid="00201d17" style:font-weight-asian="normal" style:font-weight-complex="normal"/>
    </style:style>
    <style:style style:name="P5" style:family="paragraph" style:parent-style-name="Table_20_Contents">
      <style:text-properties officeooo:rsid="001da210" officeooo:paragraph-rsid="001da210"/>
    </style:style>
    <style:style style:name="P6" style:family="paragraph" style:parent-style-name="Table_20_Contents">
      <style:text-properties officeooo:rsid="001da4f3" officeooo:paragraph-rsid="001f5913"/>
    </style:style>
    <style:style style:name="T1" style:family="text">
      <style:text-properties officeooo:rsid="001da4f3"/>
    </style:style>
    <style:style style:name="T2" style:family="text">
      <style:text-properties officeooo:rsid="001f5913"/>
    </style:style>
    <style:style style:name="T3" style:family="text">
      <style:text-properties officeooo:rsid="00201d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oc-mark-start text:id="IMark146267884" text:outline-level="2"/>AATC_Drone_Logic_LED_Testing<text:toc-mark-end text:id="IMark146267884"/></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TestID</text:p>
          </table:table-cell>
          <table:table-cell table:style-name="Table1.A1" office:value-type="string">
            <text:p text:style-name="P5">Test description</text:p>
          </table:table-cell>
          <table:table-cell table:style-name="Table1.A1" office:value-type="string">
            <text:p text:style-name="P5">Test data</text:p>
          </table:table-cell>
          <table:table-cell table:style-name="Table1.D1" office:value-type="string">
            <text:p text:style-name="P5">Expected outcome</text:p>
          </table:table-cell>
        </table:table-row>
        <table:table-row>
          <table:table-cell table:style-name="Table1.A2" office:value-type="string">
            <text:p text:style-name="P5">1</text:p>
          </table:table-cell>
          <table:table-cell table:style-name="Table1.A2" office:value-type="string">
            <text:p text:style-name="P5">Test of the CheckFlight mode for the LED which should produce the CheckFlight pattern (Green LED 5s on, 1s off). This is used to indicate the drone is in the CheckFlight mode.</text:p>
          </table:table-cell>
          <table:table-cell table:style-name="Table1.A2" office:value-type="string">
            <text:p text:style-name="P5">The drone logic system will be put in the CheckFlight mode.</text:p>
          </table:table-cell>
          <table:table-cell table:style-name="Table1.D2" office:value-type="string">
            <text:p text:style-name="P5">Should produce the CheckFlight pattern (Green LED 5s on, 1s off).</text:p>
          </table:table-cell>
        </table:table-row>
        <table:table-row>
          <table:table-cell table:style-name="Table1.A2" office:value-type="string">
            <text:p text:style-name="P5">2</text:p>
          </table:table-cell>
          <table:table-cell table:style-name="Table1.A2" office:value-type="string">
            <text:p text:style-name="P5">Test of the LoginError LED indication. This is used to show the drone has not been able to correctly log on to the server.</text:p>
          </table:table-cell>
          <table:table-cell table:style-name="Table1.A2" office:value-type="string">
            <text:p text:style-name="P5">The drone logic system will be started with an invalid DrioneID,DronePassword pair.</text:p>
          </table:table-cell>
          <table:table-cell table:style-name="Table1.D2" office:value-type="string">
            <text:p text:style-name="P5">The pattern produced should be the red LED flashing at 1Hz for ~ 10 seconds.</text:p>
          </table:table-cell>
        </table:table-row>
        <table:table-row>
          <table:table-cell table:style-name="Table1.A2" office:value-type="string">
            <text:p text:style-name="P5">3</text:p>
          </table:table-cell>
          <table:table-cell table:style-name="Table1.A2" office:value-type="string">
            <text:p text:style-name="P5">Test of the major error LED indication. This is used to test the drone can indicate when a major error occurs i.e. disconnected from server. This can be used to determine if a drone has an issue e.g. failed network connection.</text:p>
          </table:table-cell>
          <table:table-cell table:style-name="Table1.A2" office:value-type="string">
            <text:p text:style-name="P5">The drone logic system will be started, however the server software will not be started (simulating the loss of the network connection) resulting in a connection failure and therefore the display of the major error pattern.</text:p>
          </table:table-cell>
          <table:table-cell table:style-name="Table1.D2" office:value-type="string">
            <text:p text:style-name="P5">The red LED should blink with a frequency of 3Hz for ~ 10 seconds. </text:p>
          </table:table-cell>
        </table:table-row>
        <table:table-row>
          <table:table-cell table:style-name="Table1.A2" office:value-type="string">
            <text:p text:style-name="P5">4</text:p>
          </table:table-cell>
          <table:table-cell table:style-name="Table1.A2" office:value-type="string">
            <text:p text:style-name="P5">Test of the InFlight indication via the LEDs. This is used to indicate that the drone is in flight (performing a flight by in this case simulating the movement between the waypoints).</text:p>
          </table:table-cell>
          <table:table-cell table:style-name="Table1.A2" office:value-type="string">
            <text:p text:style-name="P5">The drone logic system will be set to fly a flight, the indication will be displayed while the drone is in flight.</text:p>
          </table:table-cell>
          <table:table-cell table:style-name="Table1.D2" office:value-type="string">
            <text:p text:style-name="P5">The green LED should flash at a frequency of <text:span text:style-name="T1">0.5</text:span>Hz.</text:p>
          </table:table-cell>
        </table:table-row>
        <table:table-row>
          <table:table-cell table:style-name="Table1.A2" office:value-type="string">
            <text:p text:style-name="P5">5</text:p>
          </table:table-cell>
          <table:table-cell table:style-name="Table1.A2" office:value-type="string">
            <text:p text:style-name="P5">Test of the wait for flight system. This system is used to prevent a drone from entering CheckFlight mode and therefore starting a flight i.e. if the drone needs to be maintained.</text:p>
          </table:table-cell>
          <table:table-cell table:style-name="Table1.A2" office:value-type="string">
            <text:p text:style-name="P5">The drone logic system will be started. The wait for flight value will be set to wait for a button press ( there is the option of switching <text:span text:style-name="T1">the system so that it waits if a button is pressed , however this will not be tested as it only differs by the state it accepts i.e. waits for 0 rather than 1 and therefore does not warrant a separate test). </text:span></text:p>
          </table:table-cell>
          <table:table-cell table:style-name="Table1.D2" office:value-type="string">
            <text:p text:style-name="P6">The amber LED should flash at 1Hz until the button is held down. <text:span text:style-name="T2">Then it should enter CheckFlight pattern (Green LED 5s on, 1s off).</text:span></text:p>
          </table:table-cell>
        </table:table-row>
      </table:table>
      <text:p text:style-name="P2"/>
      <text:p text:style-name="P2"/>
      <text:p text:style-name="P3">1. youtu.be/aIV8BZdgoSk?t=0</text:p>
      <text:p text:style-name="P3">LED blinks in correct pattern of 5 seconds on , 1 second off.</text:p>
      <text:p text:style-name="P3"/>
      <text:p text:style-name="P3"/>
      <text:p text:style-name="P3"><text:soft-page-break/>2.youtu.be/aIV8BZdgoSk?t=14 </text:p>
      <text:p text:style-name="P3"><text:span text:style-name="T3">Red </text:span>LED correctly blinks at <text:span text:style-name="T3">1Hz indicating an incorrect login/ login failure for ~10 seconds.</text:span></text:p>
      <text:p text:style-name="P3"/>
      <text:p text:style-name="P4">3.<text:span text:style-name="T2">youtu.be/aIV8BZdgoSk?t=</text:span>26</text:p>
      <text:p text:style-name="P4">Red LED correctly flashes at 3Hz for ~10 seconds indicating a major error.</text:p>
      <text:p text:style-name="P4"/>
      <text:p text:style-name="P4">4.<text:span text:style-name="T2">youtu.be/aIV8BZdgoSk?t=</text:span>35</text:p>
      <text:p text:style-name="P4">The green LED flashes at 0.5Hz indicating that the drone is in InFlight mode.</text:p>
      <text:p text:style-name="P4"/>
      <text:p text:style-name="P4">5. <text:span text:style-name="T2">youtu.be/aIV8BZdgoSk?t=</text:span>40</text:p>
      <text:p text:style-name="P4">The amber LED correctly flashes at 1Hz until the button is held down and then enters CheckFlight mode (long green LED on peri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15:46:28.588000000</meta:creation-date>
    <dc:date>2018-03-03T16:17:52.866000000</dc:date>
    <meta:editing-duration>PT15M35S</meta:editing-duration>
    <meta:editing-cycles>3</meta:editing-cycles>
    <meta:generator>LibreOffice/5.3.6.1$Windows_x86 LibreOffice_project/686f202eff87ef707079aeb7f485847613344eb7</meta:generator>
    <meta:document-statistic meta:table-count="1" meta:image-count="0" meta:object-count="0" meta:page-count="2" meta:paragraph-count="35" meta:word-count="485" meta:character-count="2754" meta:non-whitespace-character-count="2301"/>
  </office:meta>
</office:document-meta>
</file>